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41pt"/>
    </style:style>
    <style:style style:name="co3" style:family="table-column">
      <style:table-column-properties fo:break-before="auto" style:column-width="22.45pt"/>
    </style:style>
    <style:style style:name="co4" style:family="table-column">
      <style:table-column-properties fo:break-before="auto" style:column-width="99.64pt"/>
    </style:style>
    <style:style style:name="co5" style:family="table-column">
      <style:table-column-properties fo:break-before="auto" style:column-width="89.46pt"/>
    </style:style>
    <style:style style:name="co6" style:family="table-column">
      <style:table-column-properties fo:break-before="auto" style:column-width="99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iz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D10]/1000" office:value-type="float" office:value="0.3078" calcext:value-type="float">
            <text:p>0.3078</text:p>
          </table:table-cell>
          <table:table-cell office:value-type="float" office:value="0.07" calcext:value-type="float">
            <text:p>0.07</text:p>
          </table:table-cell>
          <table:table-cell office:value-type="float" office:value="0.152" calcext:value-type="float">
            <text:p>0.152</text:p>
          </table:table-cell>
          <table:table-cell office:value-type="float" office:value="0.07" calcext:value-type="float">
            <text:p>0.07</text:p>
          </table:table-cell>
          <table:table-cell table:style-name="ce2" table:formula="of:=[.$B2]/12*([.D2]*[.D2]+[.E2]*[.E2])" office:value-type="float" office:value="0.0007183026" calcext:value-type="float">
            <text:p>0.0007183026000</text:p>
          </table:table-cell>
          <table:table-cell table:style-name="ce2" table:formula="of:=[.$B2]/12*([.E2]*[.E2]+[.C2]*[.C2])" office:value-type="float" office:value="0.00025137" calcext:value-type="float">
            <text:p>0.0002513700000</text:p>
          </table:table-cell>
          <table:table-cell table:style-name="ce2" table:formula="of:=[.$B2]/12*([.C2]*[.C2]+[.D2]*[.D2])" office:value-type="float" office:value="0.0007183026" calcext:value-type="float">
            <text:p>0.0007183026000</text:p>
          </table:table-cell>
        </table:table-row>
        <table:table-row table:style-name="ro1">
          <table:table-cell office:value-type="string" calcext:value-type="string">
            <text:p>proximal</text:p>
          </table:table-cell>
          <table:table-cell table:formula="of:=[.D14]/1000" office:value-type="float" office:value="0.1623" calcext:value-type="float">
            <text:p>0.1623</text:p>
          </table:table-cell>
          <table:table-cell table:number-columns-repeated="3" office:value-type="float" office:value="0.1" calcext:value-type="float">
            <text:p>0.1</text:p>
          </table:table-cell>
          <table:table-cell table:style-name="ce2" table:formula="of:=[.$B3]/12*([.D3]*[.D3]+[.E3]*[.E3])" office:value-type="float" office:value="0.0002705" calcext:value-type="float">
            <text:p>0.0002705000000</text:p>
          </table:table-cell>
          <table:table-cell table:style-name="ce2" table:formula="of:=[.$B3]/12*([.E3]*[.E3]+[.C3]*[.C3])" office:value-type="float" office:value="0.0002705" calcext:value-type="float">
            <text:p>0.0002705000000</text:p>
          </table:table-cell>
          <table:table-cell table:style-name="ce2" table:formula="of:=[.$B3]/12*([.C3]*[.C3]+[.D3]*[.D3])" office:value-type="float" office:value="0.0002705" calcext:value-type="float">
            <text:p>0.0002705000000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formula="of:=[.D16]/1000" office:value-type="float" office:value="0.1033" calcext:value-type="float">
            <text:p>0.103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table:style-name="ce2" table:formula="of:=[.$B4]/12*([.D4]*[.D4]+[.E4]*[.E4])" office:value-type="float" office:value="0.0000912483333333333" calcext:value-type="float">
            <text:p>0.0000912483333</text:p>
          </table:table-cell>
          <table:table-cell table:style-name="ce2" table:formula="of:=[.$B4]/12*([.E4]*[.E4]+[.C4]*[.C4])" office:value-type="float" office:value="0.0000912483333333333" calcext:value-type="float">
            <text:p>0.0000912483333</text:p>
          </table:table-cell>
          <table:table-cell table:style-name="ce2" table:formula="of:=[.$B4]/12*([.C4]*[.C4]+[.D4]*[.D4])" office:value-type="float" office:value="0.0000430416666666667" calcext:value-type="float">
            <text:p>0.0000430416667</text:p>
          </table:table-cell>
        </table:table-row>
        <table:table-row table:style-name="ro1">
          <table:table-cell office:value-type="string" calcext:value-type="string">
            <text:p>gripper_prox</text:p>
          </table:table-cell>
          <table:table-cell table:formula="of:=[.D22]/1000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table:style-name="ce2" table:formula="of:=[.$B5]/12*([.D5]*[.D5]+[.E5]*[.E5])" office:value-type="float" office:value="0.00000266666666666667" calcext:value-type="float">
            <text:p>0.0000026666667</text:p>
          </table:table-cell>
          <table:table-cell table:style-name="ce2" table:formula="of:=[.$B5]/12*([.E5]*[.E5]+[.C5]*[.C5])" office:value-type="float" office:value="0.00000966666666666667" calcext:value-type="float">
            <text:p>0.0000096666667</text:p>
          </table:table-cell>
          <table:table-cell table:style-name="ce2" table:formula="of:=[.$B5]/12*([.C5]*[.C5]+[.D5]*[.D5])" office:value-type="float" office:value="0.00000966666666666667" calcext:value-type="float">
            <text:p>0.0000096666667</text:p>
          </table:table-cell>
        </table:table-row>
        <table:table-row table:style-name="ro1">
          <table:table-cell office:value-type="string" calcext:value-type="string">
            <text:p>gripper_dist</text:p>
          </table:table-cell>
          <table:table-cell table:formula="of:=[.D23]/1000" office:value-type="float" office:value="0.02285" calcext:value-type="float">
            <text:p>0.0228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table:style-name="ce2" table:formula="of:=[.$B6]/12*([.D6]*[.D6]+[.E6]*[.E6])" office:value-type="float" office:value="0.00000152333333333333" calcext:value-type="float">
            <text:p>0.0000015233333</text:p>
          </table:table-cell>
          <table:table-cell table:style-name="ce2" table:formula="of:=[.$B6]/12*([.E6]*[.E6]+[.C6]*[.C6])" office:value-type="float" office:value="0.00000380833333333333" calcext:value-type="float">
            <text:p>0.0000038083333</text:p>
          </table:table-cell>
          <table:table-cell table:style-name="ce2" table:formula="of:=[.$B6]/12*([.C6]*[.C6]+[.D6]*[.D6])" office:value-type="float" office:value="0.00000380833333333333" calcext:value-type="float">
            <text:p>0.000003808333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ra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Base plate</text:p>
          </table:table-cell>
          <table:table-cell office:value-type="float" office:value="181.6" calcext:value-type="float">
            <text:p>181.6</text:p>
          </table:table-cell>
          <table:table-cell table:formula="of:=SUM([.C10:.C13])" office:value-type="float" office:value="307.8" calcext:value-type="float">
            <text:p>307.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tor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troller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lts</text:p>
          </table:table-cell>
          <table:table-cell office:value-type="float" office:value="4.2" calcext:value-type="float">
            <text:p>4.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roximal</text:p>
          </table:table-cell>
          <table:table-cell office:value-type="float" office:value="80.3" calcext:value-type="float">
            <text:p>80.3</text:p>
          </table:table-cell>
          <table:table-cell table:formula="of:=SUM([.C14:.C15])" office:value-type="float" office:value="162.3" calcext:value-type="float">
            <text:p>162.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tor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istal</text:p>
          </table:table-cell>
          <table:table-cell office:value-type="float" office:value="27" calcext:value-type="float">
            <text:p>27</text:p>
          </table:table-cell>
          <table:table-cell table:formula="of:=SUM([.C16:.C21])" office:value-type="float" office:value="103.3" calcext:value-type="float">
            <text:p>103.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tor</text:p>
          </table:table-cell>
          <table:table-cell office:value-type="float" office:value="11.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ring</text:p>
          </table:table-cell>
          <table:table-cell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float" office:value="20.8" calcext:value-type="float">
            <text:p>20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lts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m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ipper_prox</text:p>
          </table:table-cell>
          <table:table-cell office:value-type="string" calcext:value-type="string">
            <text:p>Gripper dist</text:p>
          </table:table-cell>
          <table:table-cell office:value-type="float" office:value="40" calcext:value-type="float">
            <text:p>40</text:p>
          </table:table-cell>
          <table:table-cell table:formula="of:=[.C22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pper_prox</text:p>
          </table:table-cell>
          <table:table-cell office:value-type="string" calcext:value-type="string">
            <text:p>Gripper prox</text:p>
          </table:table-cell>
          <table:table-cell office:value-type="float" office:value="22.85" calcext:value-type="float">
            <text:p>22.85</text:p>
          </table:table-cell>
          <table:table-cell table:formula="of:=[.C23]" office:value-type="float" office:value="22.85" calcext:value-type="float">
            <text:p>22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pper_prox</text:p>
          </table:table-cell>
          <table:table-cell office:value-type="string" calcext:value-type="string">
            <text:p>Gripper dist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ipper_prox</text:p>
          </table:table-cell>
          <table:table-cell office:value-type="string" calcext:value-type="string">
            <text:p>Gripper prox</text:p>
          </table:table-cell>
          <table:table-cell office:value-type="float" office:value="22.85" calcext:value-type="float">
            <text:p>22.8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SUM([.C10:.C25])" office:value-type="float" office:value="699.1" calcext:value-type="float">
            <text:p>699.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3" loext:min-decimal-places="1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6:15:47.856113475</meta:creation-date>
    <dc:date>2017-09-15T10:25:52.200584905</dc:date>
    <meta:editing-duration>PT17H48M32S</meta:editing-duration>
    <meta:editing-cycles>2</meta:editing-cycles>
    <meta:generator>LibreOffice/5.1.6.2$Linux_X86_64 LibreOffice_project/10m0$Build-2</meta:generator>
    <meta:document-statistic meta:table-count="1" meta:cell-count="93" meta:object-count="0"/>
  </office:meta>
</office:document-meta>
</file>